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4" style:family="paragraph" style:parent-style-name="UrbanBody">
      <style:text-properties style:font-name="Arial" fo:font-size="9pt" officeooo:paragraph-rsid="001cb67e" style:font-size-asian="9pt" style:font-size-complex="9pt"/>
    </style:style>
    <style:style style:name="P15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" fo:font-size="10pt" officeooo:paragraph-rsid="001cb67e" style:font-size-asian="10pt" style:font-name-complex="Times New Roman2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officeooo:rsid="001e73ef" officeooo:paragraph-rsid="001e73ef" style:font-size-asian="10pt" style:font-name-complex="Arial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1b57ea"/>
    </style:style>
    <style:style style:name="T6" style:family="text">
      <style:text-properties style:font-name="Calibri1"/>
    </style:style>
    <style:style style:name="T7" style:family="text">
      <style:text-properties officeooo:rsid="001cb67e"/>
    </style:style>
    <style:style style:name="T8" style:family="text">
      <style:text-properties style:font-name="Arial1" fo:language="fr" fo:country="BE" style:text-underline-style="none" fo:font-weight="bold" officeooo:rsid="0020a438" style:font-name-asian="Calibri2" style:font-weight-asian="bold" style:font-name-complex="Calibri2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1">Import depuis header.odt</text:span></text:p></draw:text-box></draw:frame><text:span text:style-name="T6"><text:text-input text:description="">tool.getCityName()</text:text-input></text:span>, le <text:span text:style-name="T6"><text:text-input text:description="">licence_view.format_date(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9"><text:span text:style-name="T4"><text:text-input text:description="Demandeurs">self.getGeometricians()[0].getPersonTitleValue()</text:text-input></text:span><text:span text:style-name="T4"> </text:span><text:span text:style-name="T4"><text:text-input text:description="Demandeurs">self.getGeometricians()[0].getName2()</text:text-input></text:span><text:span text:style-name="T4"> </text:span><text:span text:style-name="T4"><text:text-input text:description="Demandeurs">self.getGeometricians()[0].getName1()</text:text-input></text:span></text:p><text:p text:style-name="P16">Géomètre</text:p><text:p text:style-name="P10"><text:text-input text:description="Demandeurs">self.getGeometricians()[0].getStreet()</text:text-input> n°<text:text-input text:description="Demandeurs">self.getGeometricians()[0].getNumber()</text:text-input></text:p><text:p text:style-name="P10"><text:text-input text:description="Demandeurs">self.getGeometricians()[0].getZipcode()</text:text-input> <text:s/><text:text-input text:description="Demandeurs">self.getGeometricians()[0].getCity()</text:text-input> </text:p></table:table-cell></table:table-row></table:table><text:h text:style-name="P13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3"/>
      <text:p text:style-name="P2"><text:span text:style-name="T5">Dossier irrecevable</text:span> pour une demande de permis d'urbani<text:span text:style-name="T7">sation</text:span></text:p>
      <text:p text:style-name="P4"/>
      <text:p text:style-name="P14">Agent traitant : <text:span text:style-name="Police_20_par_20_défaut"><text:span text:style-name="T8"><text:text-input text:description="">self.getFoldermanagers()[0].getName1()</text:text-input></text:span></text:span><text:span text:style-name="Police_20_par_20_défaut"><text:span text:style-name="T8"> </text:span></text:span><text:span text:style-name="Police_20_par_20_défaut"><text:span text:style-name="T8"><text:text-input text:description="">self.getFoldermanagers()[0].getName2()</text:text-input></text:span></text:span></text:p>
      <text:p text:style-name="P8"><office:annotation><dc:creator>Gauthier Bastien</dc:creator><dc:date>2011-01-13T14:56:41</dc:date><text:p text:style-name="P17"><text:span text:style-name="T9">do text</text:span></text:p><text:p text:style-name="P17"><text:span text:style-name="T9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7"><text:span text:style-name="T10">do text if len(self.getGeometricians()) == 1</text:span></text:p></office:annotation><text:span text:style-name="T4"><text:text-input text:description="Demandeurs">self.getGeometricians()[0].getPersonTitleValue()</text:text-input></text:span>,</text:p>
      <text:p text:style-name="P5"><office:annotation><dc:creator>Gauthier Bastien</dc:creator><dc:date>2011-02-21T09:23:46</dc:date><text:p text:style-name="P17"><text:span text:style-name="T10">do text if len(self.getGeometricians()) &gt; 1</text:span></text:p></office:annotation><text:span text:style-name="T2">&lt;%Titre%&gt;</text:span>,</text:p>
      <text:p text:style-name="P5"/>
      <text:p text:style-name="P7"/>
      <text:p text:style-name="P7">Veuillez trouver, ci-joint, le courrier transmis à votre client dans le cadre de sa demande de permis d'urbanisme :</text:p>
      <text:p text:style-name="P7"/>
      <text:p text:style-name="P4"><office:annotation><dc:creator>Gauthier Bastien</dc:creator><dc:date>2011-02-16T16:12:24</dc:date><text:p text:style-name="P17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 - <text:span text:style-name="T3">Référence cadastrale :</text:span> <text:text-input text:description="Bien-Parcelles">self.getPortionOutsText()</text:text-input></text:p>
      <text:p text:style-name="P7"/>
      <text:p text:style-name="P4"><office:annotation><dc:creator>Gauthier Bastien</dc:creator><dc:date>2011-02-21T09:23:46</dc:date><text:p text:style-name="P17"><text:span text:style-name="T10">do text if len(self.getGeometricians()) == 1</text:span></text:p></office:annotation>Demeurant à votre disposition, nous vous prions d'agréer, <text:span text:style-name="T4"><text:text-input text:description="Demandeurs">self.getGeometrician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7"><text:span text:style-name="T10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7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Import depuis signatures.odt</text:p>
      <text:p text:style-name="P7"/>
      <text:p text:style-name="P7"/>
      <text:p text:style-name="P7"/>
      <text:p text:style-name="P7"/>
      <text:p text:style-name="P7"/>
      <text:p text:style-name="P7"/>
      <text:p text:style-name="P12">Annexe : <text:span text:style-name="T5">courrier d'irrecevabilité suivant l'article D.IV.33. 2° du C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1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4-30T16:24:04.893781605</dc:date>
    <dc:language>fr-FR</dc:language>
    <meta:editing-cycles>123</meta:editing-cycles>
    <meta:editing-duration>P1DT10H39M51S</meta:editing-duration>
    <meta:document-statistic meta:table-count="1" meta:image-count="0" meta:object-count="0" meta:page-count="1" meta:paragraph-count="20" meta:word-count="145" meta:character-count="1299" meta:non-whitespace-character-count="1212"/>
    <meta:user-defined meta:name="Info 1"/>
    <meta:user-defined meta:name="Info 2"/>
    <meta:user-defined meta:name="Info 3"/>
    <meta:user-defined meta:name="Info 4"/>
  </office:meta>
</office:document-meta>
</file>